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list-style-name="L1">
      <style:paragraph-properties fo:text-align="justify" style:justify-single-word="false"/>
      <style:text-properties fo:font-size="14pt" style:font-size-asian="14pt" style:font-size-complex="14pt"/>
    </style:style>
    <style:style style:name="P4" style:family="paragraph" style:parent-style-name="Standard" style:list-style-name="L1">
      <style:paragraph-properties fo:text-align="justify" style:justify-single-word="false"/>
      <style:text-properties fo:font-size="14pt" style:font-size-asian="14pt" style:font-size-complex="14pt"/>
    </style:style>
    <style:style style:name="P5" style:family="paragraph" style:parent-style-name="Standard" style:list-style-name="L1">
      <style:paragraph-properties fo:text-align="justify" style:justify-single-word="false"/>
      <style:text-properties fo:font-size="14pt" style:font-size-asian="14pt" style:font-size-complex="14pt"/>
    </style:style>
    <style:style style:name="P6" style:family="paragraph" style:parent-style-name="Standard" style:list-style-name="L2">
      <style:paragraph-properties fo:text-align="justify" style:justify-single-word="false"/>
      <style:text-properties fo:font-size="14pt" style:font-size-asian="14pt" style:font-size-complex="14pt"/>
    </style:style>
    <style:style style:name="P7" style:family="paragraph" style:parent-style-name="Standard" style:list-style-name="L2">
      <style:paragraph-properties fo:text-align="justify" style:justify-single-word="false"/>
      <style:text-properties fo:font-size="14pt" style:font-size-asian="14pt" style:font-size-complex="14pt"/>
    </style:style>
    <style:style style:name="P8" style:family="paragraph" style:parent-style-name="Standard" style:list-style-name="L2">
      <style:paragraph-properties fo:text-align="justify" style:justify-single-word="false"/>
      <style:text-properties fo:font-size="14pt" style:font-size-asian="14pt" style:font-size-complex="14pt"/>
    </style:style>
    <style:style style:name="P9" style:family="paragraph" style:parent-style-name="Standard" style:list-style-name="L2">
      <style:paragraph-properties fo:text-align="justify" style:justify-single-word="false"/>
      <style:text-properties fo:font-size="14pt" style:font-size-asian="14pt" style:font-size-complex="14pt"/>
    </style:style>
    <style:style style:name="P10" style:family="paragraph" style:parent-style-name="Standard" style:list-style-name="L2">
      <style:paragraph-properties fo:text-align="justify" style:justify-single-word="false"/>
      <style:text-properties fo:font-size="14pt" style:font-size-asian="14pt" style:font-size-complex="14pt"/>
    </style:style>
    <style:style style:name="P11" style:family="paragraph" style:parent-style-name="Standard" style:list-style-name="L2">
      <style:paragraph-properties fo:text-align="justify" style:justify-single-word="false"/>
      <style:text-properties fo:font-size="14pt" style:font-size-asian="14pt" style:font-size-complex="14pt"/>
    </style:style>
    <style:style style:name="P12" style:family="paragraph" style:parent-style-name="Standard" style:list-style-name="L2">
      <style:paragraph-properties fo:text-align="justify" style:justify-single-word="false"/>
      <style:text-properties fo:font-size="14pt" style:font-size-asian="14pt" style:font-size-complex="14pt"/>
    </style:style>
    <style:style style:name="P13" style:family="paragraph" style:parent-style-name="Standard" style:list-style-name="L2">
      <style:paragraph-properties fo:text-align="justify" style:justify-single-word="false"/>
      <style:text-properties fo:font-size="14pt" style:font-size-asian="14pt" style:font-size-complex="14pt"/>
    </style:style>
    <style:style style:name="P14" style:family="paragraph" style:parent-style-name="Standard" style:list-style-name="L2">
      <style:paragraph-properties fo:text-align="justify" style:justify-single-word="false"/>
      <style:text-properties fo:font-size="14pt" style:font-size-asian="14pt" style:font-size-complex="14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paragraph-properties fo:text-align="center" style:justify-single-word="false"/>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 text:c="2"/><text:span text:style-name="T4">-----Oana Botez-----</text:span></text:p>
      <text:p text:style-name="P1"/>
      <text:p text:style-name="P1"/>
      <text:p text:style-name="P16">The connection script</text:p>
      <text:p text:style-name="P1"/>
      <text:p text:style-name="P1"/>
      <text:p text:style-name="P1">The connection script is used to make connections between ports or between interfaces in the top unit using the <text:span text:style-name="T3">connect_by_name()</text:span> command. <text:s/></text:p>
      <text:p text:style-name="P1"><text:span text:style-name="T1">In order to run the script, 3 input files are</text:span> required : </text:p>
      <text:list text:style-name="L1">
        <text:list-item>
          <text:p text:style-name="P3">a spreadsheet which has all the information about the objects that are going to be connected (csv file);</text:p>
        </text:list-item>
        <text:list-item>
          <text:p text:style-name="P3">a file that contains all the interfaces that are used in connections (ifc.lib);</text:p>
        </text:list-item>
        <text:list-item>
          <text:p text:style-name="P3">a design hierarchy file that contains the units and their instances (hier). </text:p>
        </text:list-item>
      </text:list>
      <text:p text:style-name="P1">First the hierarchy file is read in order to identify the units, their instances, and the HID paths to the instances are also created. Next, the actual connections are created from the csv file, by adding first the ports/interfaces in the 'from' units and 'to' units, and require the following information : </text:p>
      <text:list text:style-name="L2">
        <text:list-item>
          <text:p text:style-name="P6">the type of the object that will be connected (port or interface);</text:p>
        </text:list-item>
        <text:list-item>
          <text:p text:style-name="P6"><text:s/>the name of the interface;</text:p>
        </text:list-item>
        <text:list-item>
          <text:p text:style-name="P6"><text:s/>the unit instance where the connection starts ('from');</text:p>
        </text:list-item>
        <text:list-item>
          <text:p text:style-name="P6"><text:s/>the object where the connection starts ('from' port or interface instance);</text:p>
        </text:list-item>
        <text:list-item>
          <text:p text:style-name="P6"><text:s/>the direction of the port where the connection starts ('from');</text:p>
        </text:list-item>
        <text:list-item>
          <text:p text:style-name="P6"><text:s/>the unit instance where the connection ends ('to');</text:p>
        </text:list-item>
        <text:list-item>
          <text:p text:style-name="P6"><text:s/>the object where the connection ends ('to' <text:span text:style-name="T1">port or interface instance</text:span>);</text:p>
        </text:list-item>
        <text:list-item>
          <text:p text:style-name="P6"><text:s/>t<text:span text:style-name="T1">he direction of the port where the connection ends ('to');</text:span></text:p>
        </text:list-item>
        <text:list-item>
          <text:p text:style-name="P6"><text:span text:style-name="T1"><text:s/>the actual name of the objects generated by the </text:span><text:span text:style-name="T2">connect_by_name()</text:span><text:span text:style-name="T1"> statement. </text:span></text:p>
        </text:list-item>
      </text:list>
      <text:p text:style-name="P1">The interfaces used in the connections must exist in the ifc.lib file, or the script will show an error.</text:p>
      <text:p text:style-name="P1">The script will reverse ports/interfaces if the connection requires it (e.g. in a parent to child connection between a input port and an output port, the 'to' output port will be reversed or in a sibling to sibling connection between 2 interfaces, the 'to' interface will be reversed). </text:p>
      <text:p text:style-name="P1">All the units and the connections in the top unit are added to a generated csl file and in order to compile it, the file with the interfaces is also needed.</text:p>
      <text:p text:style-name="P1">An example of how to run the script and compile the generated csl code is :</text:p>
      <text:p text:style-name="P1"><text:s text:c="5"/>./csl_csv_gen.pl <text:s/>-f <text:s/>file.csv <text:s/>-i <text:s/>file.ifc.lib.csl <text:s/>-d <text:s/>file.hier</text:p>
      <text:p text:style-name="P1"><text:s text:c="6"/>cslc <text:s/>file.ifc.lib.csl <text:s/>generated/file.csl</text:p>
      <text:p text:style-name="P1"/>
      <text:p text:style-name="P1"/>
      <text:p text:style-name="P1"/>
      <text:p text:style-name="P1"/>
      <text:p text:style-name="P1">The input spreadsheet with ports and interfaces could look like this for example : </text:p>
      <text:p text:style-name="P1"><draw:frame draw:style-name="fr1" draw:name="Object1" text:anchor-type="paragraph" svg:x="0.0709in" svg:y="0.161in" svg:width="6.0965in" svg:height="1.3457in" draw:z-index="0"><draw:object xlink:href="./Object 1" xlink:type="simple" xlink:show="embed" xlink:actuate="onLoad"/><draw:image xlink:href="./ObjectReplacements/Object 1" xlink:type="simple" xlink:show="embed" xlink:actuate="onLoad"/></draw:frame><draw:frame draw:style-name="fr1" draw:name="Object2" text:anchor-type="paragraph" svg:x="0.0882in" svg:y="1.6602in" svg:width="6.6681in" svg:height="1.4528in" draw:z-index="1"><draw:object xlink:href="./Object 2" xlink:type="simple" xlink:show="embed" xlink:actuate="onLoad"/><draw:image xlink:href="./ObjectReplacements/Object 2" xlink:type="simple" xlink:show="embed" xlink:actuate="onLoad"/></draw:frame></text:p>
      <text:p text:style-name="P1">The hier file has the units and their instances that are used in the connections : </text:p>
      <text:p text:style-name="P1"><text:s/>d{d}</text:p>
      <text:p text:style-name="P1"><text:s/>|a{a0}</text:p>
      <text:p text:style-name="P1"><text:s/>|b{b0}</text:p>
      <text:p text:style-name="P1"><text:s/>|c{c0}</text:p>
      <text:p text:style-name="P1"/>
      <text:p text:style-name="P1">The ifc.lib file has the definitions of the interfaces that are going to be connected : </text:p>
      <text:p text:style-name="P1"/>
      <text:p text:style-name="P1">csl_interface ifca {</text:p>
      <text:p text:style-name="P1"><text:s text:c="2"/>csl_port p_x(input);</text:p>
      <text:p text:style-name="P1"><text:s text:c="2"/>csl_port p_y(output);</text:p>
      <text:p text:style-name="P1"><text:s text:c="2"/>ifca () {}</text:p>
      <text:p text:style-name="P1">};</text:p>
      <text:p text:style-name="P1"/>
      <text:p text:style-name="P1">csl_interface ifcb {</text:p>
      <text:p text:style-name="P1"><text:s text:c="2"/>csl_port p_a(output);</text:p>
      <text:p text:style-name="P1"><text:s text:c="2"/>csl_port p_b(input);</text:p>
      <text:p text:style-name="P1"><text:s text:c="2"/>csl_port p_c(output);</text:p>
      <text:p text:style-name="P1"><text:s text:c="2"/>ifcb () {}</text:p>
      <text:p text:style-name="P1">};</text:p>
      <text:p text:style-name="P1"/>
      <text:p text:style-name="P1">After running the script with these files as inputs, the generated csl code will be : </text:p>
      <text:p text:style-name="P1"/>
      <text:p text:style-name="P1">// Generated by ./csl_csv_gen.pl </text:p>
      <text:p text:style-name="P1">// CSL library filename <text:s text:c="5"/>= test1.ifc.lib.csl <text:s text:c="6"/></text:p>
      <text:p text:style-name="P1">// Design Hierarchy filename = test1.hier</text:p>
      <text:p text:style-name="P1">// CSL csv filename <text:s text:c="9"/>= test1.csv <text:s text:c="6"/></text:p>
      <text:p text:style-name="P1">// Generated CSL filename <text:s text:c="3"/>= generated/test1.csl</text:p>
      <text:p text:style-name="P1"/>
      <text:p text:style-name="P1">csl_unit a {</text:p>
      <text:p text:style-name="P1"><text:s text:c="2"/>ifcb ifcb0; // from ifc</text:p>
      <text:p text:style-name="P1"><text:s text:c="2"/>a () {<text:span text:style-name="T1">}</text:span></text:p>
      <text:p text:style-name="P1">};</text:p>
      <text:p text:style-name="P1"/>
      <text:p text:style-name="P1">csl_unit c {</text:p>
      <text:p text:style-name="P1"><text:s text:c="2"/>ifcb ifcb0; // from ifc</text:p>
      <text:p text:style-name="P1"><text:s text:c="2"/>ifca ifca1; // to ifc</text:p>
      <text:p text:style-name="P1"><text:s text:c="2"/>ifcb ifcb1; // to ifc</text:p>
      <text:p text:style-name="P1"><text:s text:c="2"/>csl_port pc(input); // to port</text:p>
      <text:p text:style-name="P1"><text:s text:c="2"/>c () {</text:p>
      <text:p text:style-name="P1"><text:s text:c="4"/>ifcb1.reverse(); // this is an endpoint so reverse the interface</text:p>
      <text:p text:style-name="P1"><text:s text:c="2"/>}</text:p>
      <text:p text:style-name="P1">};</text:p>
      <text:p text:style-name="P1"/>
      <text:p text:style-name="P1">csl_unit b {</text:p>
      <text:p text:style-name="P1"><text:s text:c="2"/>ifcb ifcb1; // to ifc</text:p>
      <text:p text:style-name="P1"><text:s text:c="2"/>csl_port pb(output); // from port</text:p>
      <text:p text:style-name="P1"><text:s text:c="2"/>b () {</text:p>
      <text:p text:style-name="P1"><text:s text:c="4"/>ifcb1.reverse(); // this is an endpoint so reverse the interface</text:p>
      <text:p text:style-name="P1"><text:s text:c="2"/>}</text:p>
      <text:p text:style-name="P1">};</text:p>
      <text:p text:style-name="P1"/>
      <text:p text:style-name="P1">csl_unit d {</text:p>
      <text:p text:style-name="P1"><text:s text:c="2"/>ifca ifca0; // from ifc</text:p>
      <text:p text:style-name="P1"><text:s text:c="2"/>b b0 <text:s/>; </text:p>
      <text:p text:style-name="P1"><text:s text:c="2"/>a a0 <text:s/>; </text:p>
      <text:p text:style-name="P1"><text:s text:c="2"/>c c0 <text:s/>; </text:p>
      <text:p text:style-name="P1"><text:s text:c="2"/>d () {</text:p>
      <text:p text:style-name="P1"><text:s text:c="4"/>ifca0.connect_by_name(c0.ifca1);</text:p>
      <text:p text:style-name="P1"><text:s text:c="4"/>a0.ifcb0.connect_by_name(c0.ifcb1 ,ifcc);</text:p>
      <text:p text:style-name="P1"><text:s text:c="4"/>b0.pb.connect_by_name(c0.pc ,pr);</text:p>
      <text:p text:style-name="P1"><text:s text:c="4"/>c0.ifcb0.connect_by_name(b0.ifcb1);</text:p>
      <text:p text:style-name="P1"><text:s text:c="2"/>}</text:p>
      <text:p text:style-name="P1">};</text:p>
      <text:p text:style-name="P1"/>
      <text:p text:style-name="P1">The units are created and the instances added to the top unit, d; then the ports and interfaces are added to the right units and after the connections are tested, it is decided if the ports/interfaces need to be reversed. In the example above, there is a sibling to sibling connection between c0 and b0, so interface ifcb1 from the 'to' unit b will be rever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booo buuuu</meta:initial-creator>
    <meta:creation-date>2008-09-17T14:21:45</meta:creation-date>
    <dc:creator>booo buuuu</dc:creator>
    <dc:date>2008-09-20T14:22:52</dc:date>
    <dc:language>en-US</dc:language>
    <meta:editing-cycles>35</meta:editing-cycles>
    <meta:editing-duration>PT2H13M38S</meta:editing-duration>
    <meta:user-defined meta:name="Info 1"/>
    <meta:user-defined meta:name="Info 2"/>
    <meta:user-defined meta:name="Info 3"/>
    <meta:user-defined meta:name="Info 4"/>
    <meta:document-statistic meta:table-count="0" meta:image-count="0" meta:object-count="2" meta:page-count="4" meta:paragraph-count="80" meta:word-count="647" meta:character-count="38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6591in"/>
    </style:style>
    <style:style style:name="co2" style:family="table-column">
      <style:table-column-properties fo:break-before="auto" style:column-width="0.7236in"/>
    </style:style>
    <style:style style:name="co3" style:family="table-column">
      <style:table-column-properties fo:break-before="auto" style:column-width="1.7244in"/>
    </style:style>
    <style:style style:name="co4" style:family="table-column">
      <style:table-column-properties fo:break-before="auto" style:column-width="1.9508in"/>
    </style:style>
    <style:style style:name="co5" style:family="table-column">
      <style:table-column-properties fo:break-before="auto" style:column-width="0.7992in"/>
    </style:style>
    <style:style style:name="co6" style:family="table-column">
      <style:table-column-properties fo:break-before="auto" style:column-width="0.8925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text:p>csl_type</text:p>
          </table:table-cell>
          <table:table-cell office:value-type="string">
            <text:p>type_decl</text:p>
          </table:table-cell>
          <table:table-cell office:value-type="string">
            <text:p>from_instance_unit_name</text:p>
          </table:table-cell>
          <table:table-cell office:value-type="string">
            <text:p>from_connect_obj_inst_name</text:p>
          </table:table-cell>
          <table:table-cell office:value-type="string">
            <text:p>from_width</text:p>
          </table:table-cell>
        </table:table-row>
        <table:table-row table:style-name="ro1">
          <table:table-cell office:value-type="string">
            <text:p>interface</text:p>
          </table:table-cell>
          <table:table-cell office:value-type="string">
            <text:p>ifca</text:p>
          </table:table-cell>
          <table:table-cell office:value-type="string">
            <text:p>d</text:p>
          </table:table-cell>
          <table:table-cell office:value-type="string">
            <text:p>ifca0</text:p>
          </table:table-cell>
          <table:table-cell/>
        </table:table-row>
        <table:table-row table:style-name="ro1">
          <table:table-cell office:value-type="string">
            <text:p>interface</text:p>
          </table:table-cell>
          <table:table-cell office:value-type="string">
            <text:p>ifcb</text:p>
          </table:table-cell>
          <table:table-cell office:value-type="string">
            <text:p>a0</text:p>
          </table:table-cell>
          <table:table-cell office:value-type="string">
            <text:p>ifcb0</text:p>
          </table:table-cell>
          <table:table-cell/>
        </table:table-row>
        <table:table-row table:style-name="ro1">
          <table:table-cell office:value-type="string">
            <text:p>port</text:p>
          </table:table-cell>
          <table:table-cell/>
          <table:table-cell office:value-type="string">
            <text:p>b0</text:p>
          </table:table-cell>
          <table:table-cell office:value-type="string">
            <text:p>pb</text:p>
          </table:table-cell>
          <table:table-cell/>
        </table:table-row>
        <table:table-row table:style-name="ro1">
          <table:table-cell office:value-type="string">
            <text:p>interface</text:p>
          </table:table-cell>
          <table:table-cell office:value-type="string">
            <text:p>ifcb</text:p>
          </table:table-cell>
          <table:table-cell office:value-type="string">
            <text:p>c0</text:p>
          </table:table-cell>
          <table:table-cell office:value-type="string">
            <text:p>ifcb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1:08: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035in"/>
    </style:style>
    <style:style style:name="co3" style:family="table-column">
      <style:table-column-properties fo:break-before="auto" style:column-width="1.5634in"/>
    </style:style>
    <style:style style:name="co4" style:family="table-column">
      <style:table-column-properties fo:break-before="auto" style:column-width="1.789in"/>
    </style:style>
    <style:style style:name="co5" style:family="table-column">
      <style:table-column-properties fo:break-before="auto" style:column-width="0.6374in"/>
    </style:style>
    <style:style style:name="co6" style:family="table-column">
      <style:table-column-properties fo:break-before="auto" style:column-width="0.8425in"/>
    </style:style>
    <style:style style:name="co7" style:family="table-column">
      <style:table-column-properties fo:break-before="auto" style:column-width="0.9173in"/>
    </style:style>
    <style:style style:name="ro1" style:family="table-row">
      <style:table-row-properties style:row-height="0.220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5"/>
          <table:table-cell office:value-type="string">
            <text:p>from_direction</text:p>
          </table:table-cell>
          <table:table-cell office:value-type="string">
            <text:p>to_instance_unit_name</text:p>
          </table:table-cell>
          <table:table-cell office:value-type="string">
            <text:p>to_connect_obj_inst_name</text:p>
          </table:table-cell>
          <table:table-cell office:value-type="string">
            <text:p>to_width</text:p>
          </table:table-cell>
          <table:table-cell office:value-type="string">
            <text:p>to_direction</text:p>
          </table:table-cell>
          <table:table-cell office:value-type="string">
            <text:p>actual_name</text:p>
          </table:table-cell>
        </table:table-row>
        <table:table-row table:style-name="ro1">
          <table:table-cell table:number-columns-repeated="6"/>
          <table:table-cell office:value-type="string">
            <text:p>c0</text:p>
          </table:table-cell>
          <table:table-cell office:value-type="string">
            <text:p>ifca1</text:p>
          </table:table-cell>
          <table:table-cell table:number-columns-repeated="3"/>
        </table:table-row>
        <table:table-row table:style-name="ro1">
          <table:table-cell table:number-columns-repeated="6"/>
          <table:table-cell office:value-type="string">
            <text:p>c0</text:p>
          </table:table-cell>
          <table:table-cell office:value-type="string">
            <text:p>ifcb1</text:p>
          </table:table-cell>
          <table:table-cell table:number-columns-repeated="2"/>
          <table:table-cell office:value-type="string">
            <text:p>ifcc</text:p>
          </table:table-cell>
        </table:table-row>
        <table:table-row table:style-name="ro1">
          <table:table-cell table:number-columns-repeated="5"/>
          <table:table-cell office:value-type="string">
            <text:p>output</text:p>
          </table:table-cell>
          <table:table-cell office:value-type="string">
            <text:p>c0</text:p>
          </table:table-cell>
          <table:table-cell office:value-type="string">
            <text:p>pc</text:p>
          </table:table-cell>
          <table:table-cell/>
          <table:table-cell office:value-type="string">
            <text:p>input</text:p>
          </table:table-cell>
          <table:table-cell office:value-type="string">
            <text:p>pr</text:p>
          </table:table-cell>
        </table:table-row>
        <table:table-row table:style-name="ro1">
          <table:table-cell table:number-columns-repeated="6"/>
          <table:table-cell office:value-type="string">
            <text:p>b0</text:p>
          </table:table-cell>
          <table:table-cell office:value-type="string">
            <text:p>ifcb1</text:p>
          </table:table-cell>
          <table:table-cell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Nimbus Sans L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8">09/18/2008</text:date>, <text:time>11:08:55</text:time></text:p>
        </style:region-right>
      </style:header>
      <style:header-left style:display="false"/>
      <style:footer>
        <text:p>Page <text:page-number>1</text:page-number> / <text:page-count>99</text:page-count></text:p>
      </style:footer>
      <style:footer-left style:display="false"/>
    </style:master-page>
  </office:master-styles>
</office:document-styles>
</file>